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2884" officeooo:paragraph-rsid="00142884"/>
    </style:style>
    <style:style style:name="P2" style:family="paragraph" style:parent-style-name="Standard">
      <style:text-properties officeooo:rsid="0015adf0" officeooo:paragraph-rsid="0015adf0"/>
    </style:style>
    <style:style style:name="P3" style:family="paragraph" style:parent-style-name="Standard">
      <style:text-properties officeooo:rsid="001756ad" officeooo:paragraph-rsid="001756ad"/>
    </style:style>
    <style:style style:name="P4" style:family="paragraph" style:parent-style-name="Standard">
      <style:text-properties officeooo:rsid="001877e1" officeooo:paragraph-rsid="001877e1"/>
    </style:style>
    <style:style style:name="P5" style:family="paragraph" style:parent-style-name="Standard" style:master-page-name="First_20_Page">
      <style:paragraph-properties style:page-number="auto"/>
      <style:text-properties officeooo:rsid="00142884" officeooo:paragraph-rsid="00142884"/>
    </style:style>
    <style:style style:name="P6" style:family="paragraph" style:parent-style-name="Standard" style:list-style-name="L1">
      <style:text-properties officeooo:rsid="00142884" officeooo:paragraph-rsid="00142884"/>
    </style:style>
    <style:style style:name="P7" style:family="paragraph" style:parent-style-name="Standard" style:list-style-name="L2">
      <style:text-properties officeooo:rsid="0015adf0" officeooo:paragraph-rsid="0015adf0"/>
    </style:style>
    <style:style style:name="P8" style:family="paragraph" style:parent-style-name="Standard" style:list-style-name="L2">
      <style:text-properties officeooo:rsid="001756ad" officeooo:paragraph-rsid="001756ad"/>
    </style:style>
    <style:style style:name="P9" style:family="paragraph" style:parent-style-name="Standard" style:list-style-name="L3">
      <style:text-properties officeooo:rsid="001877e1" officeooo:paragraph-rsid="001877e1"/>
    </style:style>
    <style:style style:name="P10" style:family="paragraph" style:parent-style-name="Standard">
      <style:text-properties officeooo:rsid="001877e1" officeooo:paragraph-rsid="00187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ept.</text:p>
      <text:list xml:id="list56769111603826269" text:style-name="L1">
        <text:list-item>
          <text:p text:style-name="P6">Tank Battle is an open-world head-to-head tank combat game.</text:p>
        </text:list-item>
        <text:list-item>
          <text:p text:style-name="P6">The terrain will be used for tactical advantage.</text:p>
        </text:list-item>
        <text:list-item>
          <text:p text:style-name="P6">The focus will be on flow and feel.</text:p>
        </text:list-item>
      </text:list>
      <text:p text:style-name="P1"/>
      <text:p text:style-name="P2">Rules</text:p>
      <text:list xml:id="list5862087596425223890" text:style-name="L2">
        <text:list-item>
          <text:p text:style-name="P7">You can move anywhere in the terrain, which is surrounded by mountains</text:p>
        </text:list-item>
        <text:list-item>
          <text:p text:style-name="P7">Both players start with finite health and ammo.</text:p>
        </text:list-item>
        <text:list-item>
          <text:p text:style-name="P7">Each direct hit takes away health.</text:p>
        </text:list-item>
        <text:list-item>
          <text:p text:style-name="P8">The last player standing wins.</text:p>
        </text:list-item>
      </text:list>
      <text:p text:style-name="P3"/>
      <text:p text:style-name="P4">Requirements</text:p>
      <text:list xml:id="list7634921702224637207" text:style-name="L3">
        <text:list-item>
          <text:p text:style-name="P9">SFX</text:p>
          <text:list>
            <text:list-item>
              <text:p text:style-name="P9">Gun firing, explosion, barrel moving, turret moving, engine sound.</text:p>
            </text:list-item>
          </text:list>
        </text:list-item>
        <text:list-item>
          <text:p text:style-name="P9">Static Mesh</text:p>
          <text:list>
            <text:list-item>
              <text:p text:style-name="P9">Simple tank, compromising tracks, body, turret, and barrel.</text:p>
            </text:list-item>
          </text:list>
        </text:list-item>
        <text:list-item>
          <text:p text:style-name="P9">Textures</text:p>
          <text:list>
            <text:list-item>
              <text:p text:style-name="P9">Later on add for visual flare</text:p>
            </text:list-item>
          </text:list>
        </text:list-item>
        <text:list-item>
          <text:p text:style-name="P9">Music</text:p>
          <text:list>
            <text:list-item>
              <text:p text:style-name="P9">Background music to create tension.</text:p>
            </text:list-item>
          </text:list>
        </text:list-item>
      </text:list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8:05:08.843516485</meta:creation-date>
    <dc:date>2017-01-28T15:28:37.304294756</dc:date>
    <meta:editing-duration>PT22M34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18" meta:word-count="107" meta:character-count="579" meta:non-whitespace-character-count="505"/>
  </office:meta>
</office:document-meta>
</file>